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08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&lt;0.05" style:apply-style-name="Accent" style:base-cell-address="reduced_model_output.E1"/>
    </style:style>
    <style:style style:name="ce6" style:family="table-cell" style:parent-style-name="Default">
      <style:map style:condition="cell-content()&lt;0.05" style:apply-style-name="Accent" style:base-cell-address="reduced_model_output.E1"/>
    </style:style>
    <style:style style:name="ce7" style:family="table-cell" style:parent-style-name="Default">
      <style:table-cell-properties fo:border-bottom="0.74pt solid #000000" fo:border-left="none" fo:border-right="none" fo:border-top="none"/>
      <style:map style:condition="cell-content()&lt;0.05" style:apply-style-name="Accent" style:base-cell-address="reduced_model_output.E1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duced_mode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std.error</text:p>
          </table:table-cell>
          <table:table-cell table:style-name="ce1" office:value-type="string" calcext:value-type="string">
            <text:p>statistic</text:p>
          </table:table-cell>
          <table:table-cell table:style-name="ce5" office:value-type="string" calcext:value-type="string">
            <text:p>p.valu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Rsquared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842" calcext:value-type="float">
            <text:p>0.842</text:p>
          </table:table-cell>
          <table:table-cell office:value-type="float" office:value="0.2766" calcext:value-type="float">
            <text:p>0.2766</text:p>
          </table:table-cell>
          <table:table-cell office:value-type="float" office:value="3.0445" calcext:value-type="float">
            <text:p>3.0445</text:p>
          </table:table-cell>
          <table:table-cell office:value-type="float" office:value="0.0062" calcext:value-type="float">
            <text:p>0.0062</text:p>
          </table:table-cell>
          <table:table-cell table:style-name="ce8" office:value-type="string" calcext:value-type="string" table:number-columns-spanned="1" table:number-rows-spanned="3">
            <text:p>proportion_unique_taxa</text:p>
          </table:table-cell>
          <table:table-cell table:style-name="ce13" office:value-type="float" office:value="0.2819" calcext:value-type="float" table:number-columns-spanned="1" table:number-rows-spanned="3">
            <text:p>0.28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</text:p>
          </table:table-cell>
          <table:table-cell office:value-type="float" office:value="-57.1107" calcext:value-type="float">
            <text:p>-57.1107</text:p>
          </table:table-cell>
          <table:table-cell office:value-type="float" office:value="20.1039" calcext:value-type="float">
            <text:p>20.1039</text:p>
          </table:table-cell>
          <table:table-cell office:value-type="float" office:value="-2.8408" calcext:value-type="float">
            <text:p>-2.8408</text:p>
          </table:table-cell>
          <table:table-cell office:value-type="float" office:value="0.0098" calcext:value-type="float">
            <text:p>0.0098</text:p>
          </table:table-cell>
          <table:covered-table-cell table:style-name="ce9" office:value-type="string" calcext:value-type="string">
            <text:p>proportion_unique_taxa</text:p>
          </table:covered-table-cell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developed_low</text:p>
          </table:table-cell>
          <table:table-cell table:style-name="ce4" office:value-type="float" office:value="157.2856" calcext:value-type="float">
            <text:p>157.2856</text:p>
          </table:table-cell>
          <table:table-cell table:style-name="ce4" office:value-type="float" office:value="55.0714" calcext:value-type="float">
            <text:p>55.0714</text:p>
          </table:table-cell>
          <table:table-cell table:style-name="ce4" office:value-type="float" office:value="2.856" calcext:value-type="float">
            <text:p>2.856</text:p>
          </table:table-cell>
          <table:table-cell table:style-name="ce7" office:value-type="float" office:value="0.0095" calcext:value-type="float">
            <text:p>0.0095</text:p>
          </table:table-cell>
          <table:covered-table-cell table:style-name="ce10" office:value-type="string" calcext:value-type="string">
            <text:p>proportion_unique_taxa</text:p>
          </table:covered-table-cell>
          <table:covered-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.2399" calcext:value-type="float">
            <text:p>1.2399</text:p>
          </table:table-cell>
          <table:table-cell office:value-type="float" office:value="0.8701" calcext:value-type="float">
            <text:p>0.87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1713" calcext:value-type="float">
            <text:p>0.1713</text:p>
          </table:table-cell>
          <table:table-cell table:style-name="ce11" office:value-type="string" calcext:value-type="string" table:number-columns-spanned="1" table:number-rows-spanned="6">
            <text:p>proportion_rare_taxa</text:p>
          </table:table-cell>
          <table:table-cell table:style-name="ce14" office:value-type="float" office:value="0.5596" calcext:value-type="float" table:number-columns-spanned="1" table:number-rows-spanned="6">
            <text:p>0.5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rtion_developed</text:p>
          </table:table-cell>
          <table:table-cell office:value-type="float" office:value="-16075297.4248" calcext:value-type="float">
            <text:p>-16075297.4248</text:p>
          </table:table-cell>
          <table:table-cell office:value-type="float" office:value="11430947.9722" calcext:value-type="float">
            <text:p>11430947.9722</text:p>
          </table:table-cell>
          <table:table-cell office:value-type="float" office:value="-1.4063" calcext:value-type="float">
            <text:p>-1.4063</text:p>
          </table:table-cell>
          <table:table-cell office:value-type="float" office:value="0.1767" calcext:value-type="float">
            <text:p>0.1767</text:p>
          </table:table-cell>
          <table:covered-table-cell table:style-name="ce12" office:value-type="string" calcext:value-type="string">
            <text:p>proportion_rare_taxa</text:p>
          </table:covered-table-cell>
          <table:covered-table-cell table:style-name="ce15" office:value-type="float" office:value="0.5596" calcext:value-type="float">
            <text:p>0.5596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proportion_impervious</text:p>
          </table:table-cell>
          <table:table-cell office:value-type="float" office:value="16075217.6884" calcext:value-type="float">
            <text:p>16075217.6884</text:p>
          </table:table-cell>
          <table:table-cell office:value-type="float" office:value="11430970.1737" calcext:value-type="float">
            <text:p>11430970.1737</text:p>
          </table:table-cell>
          <table:table-cell office:value-type="float" office:value="1.4063" calcext:value-type="float">
            <text:p>1.4063</text:p>
          </table:table-cell>
          <table:table-cell office:value-type="float" office:value="0.1767" calcext:value-type="float">
            <text:p>0.1767</text:p>
          </table:table-cell>
          <table:covered-table-cell table:style-name="ce12" office:value-type="string" calcext:value-type="string">
            <text:p>proportion_rare_taxa</text:p>
          </table:covered-table-cell>
          <table:covered-table-cell table:style-name="ce15" office:value-type="float" office:value="0.5596" calcext:value-type="float">
            <text:p>0.5596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proportion_developed_high</text:p>
          </table:table-cell>
          <table:table-cell office:value-type="float" office:value="256.5304" calcext:value-type="float">
            <text:p>256.5304</text:p>
          </table:table-cell>
          <table:table-cell office:value-type="float" office:value="139.0535" calcext:value-type="float">
            <text:p>139.0535</text:p>
          </table:table-cell>
          <table:table-cell office:value-type="float" office:value="1.8448" calcext:value-type="float">
            <text:p>1.8448</text:p>
          </table:table-cell>
          <table:table-cell office:value-type="float" office:value="0.0816" calcext:value-type="float">
            <text:p>0.0816</text:p>
          </table:table-cell>
          <table:covered-table-cell table:style-name="ce12" office:value-type="string" calcext:value-type="string">
            <text:p>proportion_rare_taxa</text:p>
          </table:covered-table-cell>
          <table:covered-table-cell table:style-name="ce15" office:value-type="float" office:value="0.5596" calcext:value-type="float">
            <text:p>0.5596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med</text:p>
          </table:table-cell>
          <table:table-cell office:value-type="float" office:value="-239.6582" calcext:value-type="float">
            <text:p>-239.6582</text:p>
          </table:table-cell>
          <table:table-cell office:value-type="float" office:value="79.9369" calcext:value-type="float">
            <text:p>79.9369</text:p>
          </table:table-cell>
          <table:table-cell office:value-type="float" office:value="-2.9981" calcext:value-type="float">
            <text:p>-2.9981</text:p>
          </table:table-cell>
          <table:table-cell office:value-type="float" office:value="0.0077" calcext:value-type="float">
            <text:p>0.0077</text:p>
          </table:table-cell>
          <table:covered-table-cell table:style-name="ce12" office:value-type="string" calcext:value-type="string">
            <text:p>proportion_rare_taxa</text:p>
          </table:covered-table-cell>
          <table:covered-table-cell table:style-name="ce15" office:value-type="float" office:value="0.5596" calcext:value-type="float">
            <text:p>0.5596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developed_low</text:p>
          </table:table-cell>
          <table:table-cell table:style-name="ce4" office:value-type="float" office:value="392.0257" calcext:value-type="float">
            <text:p>392.0257</text:p>
          </table:table-cell>
          <table:table-cell table:style-name="ce4" office:value-type="float" office:value="121.3999" calcext:value-type="float">
            <text:p>121.3999</text:p>
          </table:table-cell>
          <table:table-cell table:style-name="ce4" office:value-type="float" office:value="3.2292" calcext:value-type="float">
            <text:p>3.2292</text:p>
          </table:table-cell>
          <table:table-cell table:style-name="ce7" office:value-type="float" office:value="0.0047" calcext:value-type="float">
            <text:p>0.0047</text:p>
          </table:table-cell>
          <table:covered-table-cell table:style-name="ce12" office:value-type="string" calcext:value-type="string">
            <text:p>proportion_rare_taxa</text:p>
          </table:covered-table-cell>
          <table:covered-table-cell table:style-name="ce15" office:value-type="float" office:value="0.5596" calcext:value-type="float">
            <text:p>0.5596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.4237" calcext:value-type="float">
            <text:p>1.4237</text:p>
          </table:table-cell>
          <table:table-cell office:value-type="float" office:value="0.2116" calcext:value-type="float">
            <text:p>0.2116</text:p>
          </table:table-cell>
          <table:table-cell office:value-type="float" office:value="6.7279" calcext:value-type="float">
            <text:p>6.7279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 table:number-columns-spanned="1" table:number-rows-spanned="3">
            <text:p>proportion_pathogen</text:p>
          </table:table-cell>
          <table:table-cell table:style-name="ce14" office:value-type="float" office:value="0.4283" calcext:value-type="float" table:number-columns-spanned="1" table:number-rows-spanned="3">
            <text:p>0.42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</text:p>
          </table:table-cell>
          <table:table-cell office:value-type="float" office:value="-50.0094" calcext:value-type="float">
            <text:p>-50.0094</text:p>
          </table:table-cell>
          <table:table-cell office:value-type="float" office:value="12.6329" calcext:value-type="float">
            <text:p>12.6329</text:p>
          </table:table-cell>
          <table:table-cell office:value-type="float" office:value="-3.9587" calcext:value-type="float">
            <text:p>-3.9587</text:p>
          </table:table-cell>
          <table:table-cell office:value-type="float" office:value="0.0007" calcext:value-type="float">
            <text:p>0.0007</text:p>
          </table:table-cell>
          <table:covered-table-cell table:style-name="ce12" office:value-type="string" calcext:value-type="string">
            <text:p>proportion_pathogen</text:p>
          </table:covered-table-cell>
          <table:covered-table-cell table:style-name="ce15" office:value-type="float" office:value="0.4283" calcext:value-type="float">
            <text:p>0.4283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developed_high</text:p>
          </table:table-cell>
          <table:table-cell table:style-name="ce4" office:value-type="float" office:value="470.0978" calcext:value-type="float">
            <text:p>470.0978</text:p>
          </table:table-cell>
          <table:table-cell table:style-name="ce4" office:value-type="float" office:value="119.2377" calcext:value-type="float">
            <text:p>119.2377</text:p>
          </table:table-cell>
          <table:table-cell table:style-name="ce4" office:value-type="float" office:value="3.9425" calcext:value-type="float">
            <text:p>3.9425</text:p>
          </table:table-cell>
          <table:table-cell table:style-name="ce7" office:value-type="float" office:value="0.0007" calcext:value-type="float">
            <text:p>0.0007</text:p>
          </table:table-cell>
          <table:covered-table-cell table:style-name="ce12" office:value-type="string" calcext:value-type="string">
            <text:p>proportion_pathogen</text:p>
          </table:covered-table-cell>
          <table:covered-table-cell table:style-name="ce15" office:value-type="float" office:value="0.4283" calcext:value-type="float">
            <text:p>0.4283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1163" calcext:value-type="float">
            <text:p>0.1163</text:p>
          </table:table-cell>
          <table:table-cell office:value-type="float" office:value="4.4644" calcext:value-type="float">
            <text:p>4.4644</text:p>
          </table:table-cell>
          <table:table-cell office:value-type="float" office:value="0.0002" calcext:value-type="float">
            <text:p>0.0002</text:p>
          </table:table-cell>
          <table:table-cell table:style-name="ce11" office:value-type="string" calcext:value-type="string" table:number-columns-spanned="1" table:number-rows-spanned="3">
            <text:p>proportion_mutualist</text:p>
          </table:table-cell>
          <table:table-cell table:style-name="ce14" office:value-type="float" office:value="0.2359" calcext:value-type="float" table:number-columns-spanned="1" table:number-rows-spanned="3">
            <text:p>0.23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</text:p>
          </table:table-cell>
          <table:table-cell office:value-type="float" office:value="-30196246.0451" calcext:value-type="float">
            <text:p>-30196246.0451</text:p>
          </table:table-cell>
          <table:table-cell office:value-type="float" office:value="12413532.2908" calcext:value-type="float">
            <text:p>12413532.2908</text:p>
          </table:table-cell>
          <table:table-cell office:value-type="float" office:value="-2.4325" calcext:value-type="float">
            <text:p>-2.4325</text:p>
          </table:table-cell>
          <table:table-cell office:value-type="float" office:value="0.024" calcext:value-type="float">
            <text:p>0.024</text:p>
          </table:table-cell>
          <table:covered-table-cell table:style-name="ce12" office:value-type="string" calcext:value-type="string">
            <text:p>proportion_mutualist</text:p>
          </table:covered-table-cell>
          <table:covered-table-cell table:style-name="ce15" office:value-type="float" office:value="0.2359" calcext:value-type="float">
            <text:p>0.2359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impervious</text:p>
          </table:table-cell>
          <table:table-cell table:style-name="ce4" office:value-type="float" office:value="30196246.5647" calcext:value-type="float">
            <text:p>30196246.5647</text:p>
          </table:table-cell>
          <table:table-cell table:style-name="ce4" office:value-type="float" office:value="12413533.2855" calcext:value-type="float">
            <text:p>12413533.2855</text:p>
          </table:table-cell>
          <table:table-cell table:style-name="ce4" office:value-type="float" office:value="2.4325" calcext:value-type="float">
            <text:p>2.4325</text:p>
          </table:table-cell>
          <table:table-cell table:style-name="ce7" office:value-type="float" office:value="0.024" calcext:value-type="float">
            <text:p>0.024</text:p>
          </table:table-cell>
          <table:covered-table-cell table:style-name="ce12" office:value-type="string" calcext:value-type="string">
            <text:p>proportion_mutualist</text:p>
          </table:covered-table-cell>
          <table:covered-table-cell table:style-name="ce15" office:value-type="float" office:value="0.2359" calcext:value-type="float">
            <text:p>0.2359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3.9658" calcext:value-type="float">
            <text:p>-3.9658</text:p>
          </table:table-cell>
          <table:table-cell office:value-type="float" office:value="3.1677" calcext:value-type="float">
            <text:p>3.1677</text:p>
          </table:table-cell>
          <table:table-cell office:value-type="float" office:value="-1.2519" calcext:value-type="float">
            <text:p>-1.2519</text:p>
          </table:table-cell>
          <table:table-cell office:value-type="float" office:value="0.2275" calcext:value-type="float">
            <text:p>0.2275</text:p>
          </table:table-cell>
          <table:table-cell table:style-name="ce11" office:value-type="string" calcext:value-type="string" table:number-columns-spanned="1" table:number-rows-spanned="7">
            <text:p>proportion_saprotroph</text:p>
          </table:table-cell>
          <table:table-cell table:style-name="ce14" office:value-type="float" office:value="0.5702" calcext:value-type="float" table:number-columns-spanned="1" table:number-rows-spanned="7">
            <text:p>0.57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</text:p>
          </table:table-cell>
          <table:table-cell office:value-type="float" office:value="161477573.2056" calcext:value-type="float">
            <text:p>161477573.2056</text:p>
          </table:table-cell>
          <table:table-cell office:value-type="float" office:value="42655340.9896" calcext:value-type="float">
            <text:p>42655340.9896</text:p>
          </table:table-cell>
          <table:table-cell office:value-type="float" office:value="3.7856" calcext:value-type="float">
            <text:p>3.7856</text:p>
          </table:table-cell>
          <table:table-cell office:value-type="float" office:value="0.0015" calcext:value-type="float">
            <text:p>0.0015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impervious</text:p>
          </table:table-cell>
          <table:table-cell office:value-type="float" office:value="-161477226.9205" calcext:value-type="float">
            <text:p>-161477226.9205</text:p>
          </table:table-cell>
          <table:table-cell office:value-type="float" office:value="42655333.8414" calcext:value-type="float">
            <text:p>42655333.8414</text:p>
          </table:table-cell>
          <table:table-cell office:value-type="float" office:value="-3.7856" calcext:value-type="float">
            <text:p>-3.7856</text:p>
          </table:table-cell>
          <table:table-cell office:value-type="float" office:value="0.0015" calcext:value-type="float">
            <text:p>0.0015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high</text:p>
          </table:table-cell>
          <table:table-cell office:value-type="float" office:value="-1911.5748" calcext:value-type="float">
            <text:p>-1911.5748</text:p>
          </table:table-cell>
          <table:table-cell office:value-type="float" office:value="827.7136" calcext:value-type="float">
            <text:p>827.7136</text:p>
          </table:table-cell>
          <table:table-cell office:value-type="float" office:value="-2.3095" calcext:value-type="float">
            <text:p>-2.3095</text:p>
          </table:table-cell>
          <table:table-cell office:value-type="float" office:value="0.0337" calcext:value-type="float">
            <text:p>0.0337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med</text:p>
          </table:table-cell>
          <table:table-cell office:value-type="float" office:value="2202.1564" calcext:value-type="float">
            <text:p>2202.1564</text:p>
          </table:table-cell>
          <table:table-cell office:value-type="float" office:value="642.5537" calcext:value-type="float">
            <text:p>642.5537</text:p>
          </table:table-cell>
          <table:table-cell office:value-type="float" office:value="3.4272" calcext:value-type="float">
            <text:p>3.4272</text:p>
          </table:table-cell>
          <table:table-cell office:value-type="float" office:value="0.0032" calcext:value-type="float">
            <text:p>0.0032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low</text:p>
          </table:table-cell>
          <table:table-cell office:value-type="float" office:value="-2616.3314" calcext:value-type="float">
            <text:p>-2616.3314</text:p>
          </table:table-cell>
          <table:table-cell office:value-type="float" office:value="812.387" calcext:value-type="float">
            <text:p>812.387</text:p>
          </table:table-cell>
          <table:table-cell office:value-type="float" office:value="-3.2205" calcext:value-type="float">
            <text:p>-3.2205</text:p>
          </table:table-cell>
          <table:table-cell office:value-type="float" office:value="0.005" calcext:value-type="float">
            <text:p>0.005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cultivated_crops</text:p>
          </table:table-cell>
          <table:table-cell table:style-name="ce4" office:value-type="float" office:value="-2390.8324" calcext:value-type="float">
            <text:p>-2390.8324</text:p>
          </table:table-cell>
          <table:table-cell table:style-name="ce4" office:value-type="float" office:value="759.4319" calcext:value-type="float">
            <text:p>759.4319</text:p>
          </table:table-cell>
          <table:table-cell table:style-name="ce4" office:value-type="float" office:value="-3.1482" calcext:value-type="float">
            <text:p>-3.1482</text:p>
          </table:table-cell>
          <table:table-cell table:style-name="ce7" office:value-type="float" office:value="0.0059" calcext:value-type="float">
            <text:p>0.0059</text:p>
          </table:table-cell>
          <table:covered-table-cell table:style-name="ce12" office:value-type="string" calcext:value-type="string">
            <text:p>proportion_saprotroph</text:p>
          </table:covered-table-cell>
          <table:covered-table-cell table:style-name="ce15" office:value-type="float" office:value="0.5702" calcext:value-type="float">
            <text:p>0.5702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44.5424" calcext:value-type="float">
            <text:p>144.5424</text:p>
          </table:table-cell>
          <table:table-cell office:value-type="float" office:value="39.8747" calcext:value-type="float">
            <text:p>39.8747</text:p>
          </table:table-cell>
          <table:table-cell office:value-type="float" office:value="3.6249" calcext:value-type="float">
            <text:p>3.6249</text:p>
          </table:table-cell>
          <table:table-cell office:value-type="float" office:value="0.0017" calcext:value-type="float">
            <text:p>0.0017</text:p>
          </table:table-cell>
          <table:table-cell table:style-name="ce11" office:value-type="string" calcext:value-type="string" table:number-columns-spanned="1" table:number-rows-spanned="4">
            <text:p>Observed</text:p>
          </table:table-cell>
          <table:table-cell table:style-name="ce14" office:value-type="float" office:value="0.657" calcext:value-type="float" table:number-columns-spanned="1" table:number-rows-spanned="4">
            <text:p>0.6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impervious</text:p>
          </table:table-cell>
          <table:table-cell office:value-type="float" office:value="-6340.0216" calcext:value-type="float">
            <text:p>-6340.0216</text:p>
          </table:table-cell>
          <table:table-cell office:value-type="float" office:value="2900.0582" calcext:value-type="float">
            <text:p>2900.0582</text:p>
          </table:table-cell>
          <table:table-cell office:value-type="float" office:value="-2.1862" calcext:value-type="float">
            <text:p>-2.1862</text:p>
          </table:table-cell>
          <table:table-cell office:value-type="float" office:value="0.0409" calcext:value-type="float">
            <text:p>0.0409</text:p>
          </table:table-cell>
          <table:covered-table-cell table:style-name="ce12" office:value-type="string" calcext:value-type="string">
            <text:p>Observed</text:p>
          </table:covered-table-cell>
          <table:covered-table-cell table:style-name="ce15" office:value-type="float" office:value="0.657" calcext:value-type="float">
            <text:p>0.657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low</text:p>
          </table:table-cell>
          <table:table-cell office:value-type="float" office:value="16834.8445" calcext:value-type="float">
            <text:p>16834.8445</text:p>
          </table:table-cell>
          <table:table-cell office:value-type="float" office:value="7941.2629" calcext:value-type="float">
            <text:p>7941.2629</text:p>
          </table:table-cell>
          <table:table-cell office:value-type="float" office:value="2.1199" calcext:value-type="float">
            <text:p>2.1199</text:p>
          </table:table-cell>
          <table:table-cell office:value-type="float" office:value="0.0467" calcext:value-type="float">
            <text:p>0.0467</text:p>
          </table:table-cell>
          <table:covered-table-cell table:style-name="ce12" office:value-type="string" calcext:value-type="string">
            <text:p>Observed</text:p>
          </table:covered-table-cell>
          <table:covered-table-cell table:style-name="ce15" office:value-type="float" office:value="0.657" calcext:value-type="float">
            <text:p>0.657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cultivated_crops</text:p>
          </table:table-cell>
          <table:table-cell table:style-name="ce4" office:value-type="float" office:value="-37844.8563" calcext:value-type="float">
            <text:p>-37844.8563</text:p>
          </table:table-cell>
          <table:table-cell table:style-name="ce4" office:value-type="float" office:value="15033.6853" calcext:value-type="float">
            <text:p>15033.6853</text:p>
          </table:table-cell>
          <table:table-cell table:style-name="ce4" office:value-type="float" office:value="-2.5173" calcext:value-type="float">
            <text:p>-2.5173</text:p>
          </table:table-cell>
          <table:table-cell table:style-name="ce7" office:value-type="float" office:value="0.0205" calcext:value-type="float">
            <text:p>0.0205</text:p>
          </table:table-cell>
          <table:covered-table-cell table:style-name="ce12" office:value-type="string" calcext:value-type="string">
            <text:p>Observed</text:p>
          </table:covered-table-cell>
          <table:covered-table-cell table:style-name="ce15" office:value-type="float" office:value="0.657" calcext:value-type="float">
            <text:p>0.657</text:p>
          </table:covered-table-cell>
          <table:table-cell table:number-columns-repeated="1017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7.4389" calcext:value-type="float">
            <text:p>7.4389</text:p>
          </table:table-cell>
          <table:table-cell office:value-type="float" office:value="1.9135" calcext:value-type="float">
            <text:p>1.9135</text:p>
          </table:table-cell>
          <table:table-cell office:value-type="float" office:value="3.8875" calcext:value-type="float">
            <text:p>3.8875</text:p>
          </table:table-cell>
          <table:table-cell office:value-type="float" office:value="0.0009" calcext:value-type="float">
            <text:p>0.0009</text:p>
          </table:table-cell>
          <table:table-cell table:style-name="ce11" office:value-type="string" calcext:value-type="string" table:number-columns-spanned="1" table:number-rows-spanned="4">
            <text:p>Shannon</text:p>
          </table:table-cell>
          <table:table-cell table:style-name="ce14" office:value-type="float" office:value="0.486" calcext:value-type="float" table:number-columns-spanned="1" table:number-rows-spanned="4">
            <text:p>0.4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</text:p>
          </table:table-cell>
          <table:table-cell office:value-type="float" office:value="-387.7507" calcext:value-type="float">
            <text:p>-387.7507</text:p>
          </table:table-cell>
          <table:table-cell office:value-type="float" office:value="139.1697" calcext:value-type="float">
            <text:p>139.1697</text:p>
          </table:table-cell>
          <table:table-cell office:value-type="float" office:value="-2.7862" calcext:value-type="float">
            <text:p>-2.7862</text:p>
          </table:table-cell>
          <table:table-cell office:value-type="float" office:value="0.0114" calcext:value-type="float">
            <text:p>0.0114</text:p>
          </table:table-cell>
          <table:covered-table-cell table:style-name="ce12" office:value-type="string" calcext:value-type="string">
            <text:p>Shannon</text:p>
          </table:covered-table-cell>
          <table:covered-table-cell table:style-name="ce15" office:value-type="float" office:value="0.486" calcext:value-type="float">
            <text:p>0.486</text:p>
          </table:covered-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portion_developed_low</text:p>
          </table:table-cell>
          <table:table-cell office:value-type="float" office:value="1086.5399" calcext:value-type="float">
            <text:p>1086.5399</text:p>
          </table:table-cell>
          <table:table-cell office:value-type="float" office:value="381.0899" calcext:value-type="float">
            <text:p>381.0899</text:p>
          </table:table-cell>
          <table:table-cell office:value-type="float" office:value="2.8511" calcext:value-type="float">
            <text:p>2.8511</text:p>
          </table:table-cell>
          <table:table-cell office:value-type="float" office:value="0.0099" calcext:value-type="float">
            <text:p>0.0099</text:p>
          </table:table-cell>
          <table:covered-table-cell table:style-name="ce12" office:value-type="string" calcext:value-type="string">
            <text:p>Shannon</text:p>
          </table:covered-table-cell>
          <table:covered-table-cell table:style-name="ce15" office:value-type="float" office:value="0.486" calcext:value-type="float">
            <text:p>0.486</text:p>
          </table:covered-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ortion_cultivated_crops</text:p>
          </table:table-cell>
          <table:table-cell table:style-name="ce4" office:value-type="float" office:value="-1809.6526" calcext:value-type="float">
            <text:p>-1809.6526</text:p>
          </table:table-cell>
          <table:table-cell table:style-name="ce4" office:value-type="float" office:value="721.4421" calcext:value-type="float">
            <text:p>721.4421</text:p>
          </table:table-cell>
          <table:table-cell table:style-name="ce4" office:value-type="float" office:value="-2.5084" calcext:value-type="float">
            <text:p>-2.5084</text:p>
          </table:table-cell>
          <table:table-cell table:style-name="ce7" office:value-type="float" office:value="0.0209" calcext:value-type="float">
            <text:p>0.0209</text:p>
          </table:table-cell>
          <table:covered-table-cell table:style-name="ce12" office:value-type="string" calcext:value-type="string">
            <text:p>Shannon</text:p>
          </table:covered-table-cell>
          <table:covered-table-cell table:style-name="ce15" office:value-type="float" office:value="0.486" calcext:value-type="float">
            <text:p>0.486</text:p>
          </table:covered-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duced_model_output.E1:reduced_model_output.E1048576">
            <calcext:condition calcext:apply-style-name="Accent" calcext:value="&lt;0.05" calcext:base-cell-address="reduced_model_output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9T12:25:43.896695087</dc:date>
    <meta:editing-duration>PT36M29S</meta:editing-duration>
    <meta:editing-cycles>5</meta:editing-cycles>
    <meta:generator>LibreOffice/7.3.7.2$Linux_X86_64 LibreOffice_project/30$Build-2</meta:generator>
    <meta:document-statistic meta:table-count="1" meta:cell-count="215" meta:object-count="0"/>
  </office:meta>
</office:document-meta>
</file>